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break-before="page"/>
    </style:style>
    <style:style style:name="P2" style:family="paragraph" style:parent-style-name="Normal">
      <style:paragraph-properties fo:break-before="page">
        <style:tab-stops>
          <style:tab-stop style:position="8.049cm"/>
        </style:tab-stops>
      </style:paragraph-properties>
    </style:style>
    <style:style style:name="P3" style:family="paragraph" style:parent-style-name="Normal">
      <style:paragraph-properties fo:break-before="page">
        <style:tab-stops>
          <style:tab-stop style:position="3.801cm"/>
        </style:tab-stops>
      </style:paragraph-properties>
    </style:style>
    <style:style style:name="P4" style:family="paragraph" style:parent-style-name="Heading_20_1" style:master-page-name="MP0">
      <style:paragraph-properties style:page-number="auto"/>
    </style:style>
    <style:style style:name="P5" style:family="paragraph" style:parent-style-name="Normal">
      <style:paragraph-properties fo:margin-left="0cm" fo:margin-right="0cm" fo:text-indent="0.635cm" style:auto-text-indent="false"/>
      <style:text-properties officeooo:paragraph-rsid="000cfa12"/>
    </style:style>
    <style:style style:name="P6" style:family="paragraph" style:parent-style-name="Normal">
      <style:paragraph-properties fo:break-before="page"/>
    </style:style>
    <style:style style:name="P7" style:family="paragraph" style:parent-style-name="Normal">
      <style:paragraph-properties fo:margin-left="0cm" fo:margin-right="0cm" fo:text-indent="0cm" style:auto-text-indent="false"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fr" fo:country="FR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language-asian="el" style:country-asian="GR" style:font-style-asian="italic" style:language-complex="el" style:country-complex="GR" style:font-style-complex="italic"/>
    </style:style>
    <style:style style:name="T5" style:family="text">
      <style:text-properties fo:language="el" fo:country="GR" style:language-asian="el" style:country-asian="GR" style:language-complex="el" style:country-complex="GR"/>
    </style:style>
    <style:style style:name="T6" style:family="text">
      <style:text-properties style:language-asian="el" style:country-asian="GR" style:language-complex="el" style:country-complex="GR"/>
    </style:style>
    <style:style style:name="T7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<text:bookmark-start text:name="bookmark0"/><text:span text:style-name="Default_20_Paragraph_20_Font">GALENI DE FOETVVM FoRMA-<text:line-break/>TIONE LIBELLUS.</text:span><text:bookmark-end text:name="bookmark0"/></text:h>
      <text:h text:style-name="Heading_20_2" text:outline-level="2">Cap. I. </text:h>
      <text:p text:style-name="P5"><text:span text:style-name="Default_20_Paragraph_20_Font"><text:span text:style-name="T2">D</text:span></text:span>e foetuum formatione scribere equidem<text:line-break/>aggressi sunt esiam philosophi, nullam eorum, quae dicunt,<text:line-break/>confirmationem ex dissectione adhibentes. Ac mirum ni-<text:line-break/>hil est, si a vero ipsi aberrent et inter se dissentiant.<text:line-break/>Quum enim ii quoque, qui diligenter corpora dissecue-<text:line-break/>runt, nonnulla ignorarint, .multo certe magis silos, qui<text:line-break/>suis ipsorum opinionibus sine iis , quae ex dissectione ap-<text:line-break/>parent, crediderunt, errasse est verisimile. Hippocrates<text:line-break/>autem primus omnium, quos novimus, vere de foetuum</text:p>
      <text:p text:style-name="P1">formatione conscripsit, qui non probabilibus opinionibus^<text:line-break/>fed dignotionibus <text:span text:style-name="Default_20_Paragraph_20_Font"><text:span text:style-name="T3">s</text:span></text:span>ensili. exp<text:span text:style-name="Default_20_Paragraph_20_Font"><text:span text:style-name="T3">o</text:span></text:span>sitis summam rei, de qua<text:line-break/>agitur, credidit, atque his non paucis, ut nonnulli solent,<text:line-break/>qui quum femel aut bis aliquid funt conspicati, statim de<text:line-break/>eo in universum pronunciare non dubitant : id quod nunc<text:line-break/>quidam medicus fecit, qui quum femel abortivum foetum<text:line-break/>duorum et triginta dierum manifesta jam formationis li-<text:line-break/>neamenta habere vidisset, id quasi in omnibus foetibus<text:line-break/>ita fieret, affirmare est austus, ne Hippocrates quidem feri-<text:line-break/>ptis, nedum aliorum, qui de his memoriae prodiderunt, per-<text:line-break/>lectis. Non enim foetibus neque manifestae conforma-<text:line-break/>tinnis, neque motionis, neque editionis in lucem unus<text:line-break/>definitus est terminus , fed ita in univer<text:span text:style-name="Default_20_Paragraph_20_Font"><text:span text:style-name="T3">s</text:span></text:span>um res fe ha- .<text:line-break/>bet, ut ab Hippocrate gravissimisque auctoribus, qui<text:line-break/>post ipsum fuerunt, scriptis mandatam est. Genituram<text:line-break/><text:span text:style-name="Default_20_Paragraph_20_Font"><text:span text:style-name="T3">s</text:span></text:span>exto post die ejectam intuitos, qui libellum de natura<text:line-break/>pueri scripsit, sive is Hippocrate sive ejus discipulus Po-<text:line-break/>lybus fuit, et exquisite et manifesto his verbis recenfuit:<text:line-break/><text:span text:style-name="Default_20_Paragraph_20_Font"><text:span text:style-name="T3">Atqui genituram, </text:span></text:span>ait, <text:span text:style-name="Default_20_Paragraph_20_Font"><text:span text:style-name="T3">quae dies sex in uter</text:span></text:span>o <text:span text:style-name="Default_20_Paragraph_20_Font"><text:span text:style-name="T3">haescrat,</text:span></text:span></text:p>
      <text:p text:style-name="P1"><text:span text:style-name="Default_20_Paragraph_20_Font"><text:span text:style-name="T3">et postea exciderat, ipse vidi; et quae mihi tunc videban-<text:line-break/>tur, ab illis reliqua sumo indicia. Quomodo autem post<text:line-break/>genituram sex dierum viderim , ego tibi percensebo. Mu-<text:line-break/>heris cantrix, magno in honore habita, viros fre-<text:line-break/>quentabat, quam uterum gerere non oportebat, ne minori<text:line-break/>esset in pretio. Audierat autem cantrix illa, qualia mu-<text:line-break/>lieres inter se dicere soleant: quum soemiua conceptura<text:line-break/>est, semen genitale non exire, sed intus remanere^ ddaec<text:line-break/>audiens intellexit, atque id perpetuo observavit; quumque<text:line-break/>semen genitale non exire senstsset, herae dixit, ae rumor<text:line-break/>usque ad me pervenit. sco, re audita^ consului, ut in<text:line-break/>terram saliret; quod ubi septies fecisset, genitura in ter-<text:line-break/>ram cum sonitu erupit. Pla id contemplata admiratur.<text:line-break/>Quale autem fuerit, ego commemorabo, nempe tanquam<text:line-break/>ovi crudi putamine exterius adempto in membrana peni-<text:line-break/>tiori liquor internus apparebat. Modus quidem talis<text:line-break/>erat, et, ut abunde dicam, ruber erat liquor et rotundu</text:span></text:span>m.<text:line-break/><text:span text:style-name="Default_20_Paragraph_20_Font"><text:span text:style-name="T3">lu pellicula vera stbrae quaedam albae ae crassae inesse</text:span></text:span></text:p>
      <text:p text:style-name="P1"><text:span text:style-name="Default_20_Paragraph_20_Font"><text:span text:style-name="T3">videbantur</text:span></text:span> c<text:span text:style-name="Default_20_Paragraph_20_Font"><text:span text:style-name="T3">um cruore crassa et rubro</text:span></text:span> o<text:span text:style-name="Default_20_Paragraph_20_Font"><text:span text:style-name="T3">bv</text:span></text:span>o<text:span text:style-name="Default_20_Paragraph_20_Font"><text:span text:style-name="T3">lutae; circum<text:line-break/>autem pelliculam foris cruenta vestigia instar sugillato-<text:line-break/>rum; juxta medium vero tenue quid eminebat, quod mi-<text:line-break/>hi umbilicus esse videbatur, et per illum sane spiratio-<text:line-break/>nem extra et intro primum folcere apparebat, quin ei<text:line-break/>pellicula genituram ambiens ac</text:span></text:span> co<text:span text:style-name="Default_20_Paragraph_20_Font"><text:span text:style-name="T3">mplectens tota ex illo<text:line-break/>tendebatur.</text:span></text:span></text:p>
      <text:h text:style-name="Heading_20_2" text:outline-level="2">Cap. 11. </text:h>
      <text:p text:style-name="P5">Membrana, quae in hac oratione continere<text:line-break/>genituram dicitur, chorion erat. Quod autem albas et<text:line-break/>crassas fibras cum sanie crassa rubraque in fe habebat,<text:line-break/>Venarum et arteriarum delineationem in generatione foe-<text:line-break/>tus fuisse existimandum est; semper enim, donec augetur<text:line-break/>foetas, contineri a ch<text:span text:style-name="Default_20_Paragraph_20_Font"><text:span text:style-name="T3">o</text:span></text:span>rio venarum et arteriarum. pleno<text:line-break/>cernitur, quippe quum nihil aliud nisi haec tria fubstan-<text:line-break/>tiam ejus constituant: fiunt enim quamplurImae et Venae<text:line-break/>et arteriae juxta se sp<text:span text:style-name="Default_20_Paragraph_20_Font"><text:span text:style-name="T3">i</text:span></text:span>as porrectae, a tenui quodam et<text:line-break/>membraneo corpore comprehensae atque inter fe con-<text:line-break/>nexae. Sique incidantur aliqua animalia gravida, quae a<text:line-break/>natura hominis non longe recedunt, cuiusmodi stunt ca-</text:p>
      <text:p text:style-name="P1">prae, oves, equae et asinae, chorion uteri praegnantis<text:line-break/>animalis arteriarum et venarum interventu coaluisse vi-<text:line-break/>detur. Origo horum vastorum est ex arteriis et venis<text:line-break/>uteri, quarum. extrema in interiorem ejus regionem<text:line-break/>oris luant ; quibus stolis foetus cum gravida commu-<text:line-break/>nio est, n<text:span text:style-name="Default_20_Paragraph_20_Font"><text:span text:style-name="T3">u</text:span></text:span>lla enim alia in parte perforatum chorion<text:line-break/>est, fed ne tangit quidem foetus uterum, nisi his<text:line-break/>folis. Reliqua vero chordi laxitas spatiosa intermedia in-<text:line-break/>lus utero substrata est; attingit autem solummodo ipsam<text:line-break/>citra commissuram. Vasa porro, quae in ipsa sunt, arclis-<text:line-break/>sima quidem habent initia, quibus, ut dixi, cum venarum<text:line-break/>et arteriarum extremis uniuntur; quae tamen quum nlte-<text:line-break/>rius procedunt, non secus ac stirpium radices inter fe<text:line-break/>postea coeunt. Nam quemadmodum in ili is ex mullis<text:line-break/>et tenuibus extremis inter <text:span text:style-name="Default_20_Paragraph_20_Font"><text:span text:style-name="T3">s</text:span></text:span>e coeuntibus aliae crassiores<text:line-break/>radices efficiuntur, atque in his rursus unitis aliae, idque<text:line-break/>fieri prius non desinit, quam omnes in unum trunci prin-</text:p>
      <text:p text:style-name="P1">ciprum desierint, ita chorii arteriae et venae inter se con-<text:line-break/>junctae alias se latiores gignunt, ex quibus invicem<text:line-break/>coeuntibus aliae atque ex his item aliae fiunt. Quumque<text:line-break/>hoc saepius contigerit, in duas <text:span text:style-name="Default_20_Paragraph_20_Font"><text:span text:style-name="T3">P</text:span></text:span>ane arterias duasque ve-<text:line-break/>nas, veluti corpora, omnium vastorum particularium cosse<text:line-break/>curfus redigitur. Quarum in medio meatus quidam gi-<text:line-break/>guitur in fundum vesicae infantis^ perforatus, quem disse-<text:line-break/>ctionum periti , <text:span text:style-name="Default_20_Paragraph_20_Font"><text:span text:style-name="T3">qu</text:span></text:span>o<text:span text:style-name="Default_20_Paragraph_20_Font"><text:span text:style-name="T3">d urinam recipiat,</text:span></text:span> nrachum nuncupa-<text:line-break/>runt; alterum meatus os a quatuor vasis separatum paula-<text:line-break/>tim dilatatur; tenuemque membranam farcimini figura<text:line-break/>persimilem constituit, alteri simili ei, qua foetus involvitur,<text:line-break/>extrinsecus experrectam. Nomina lusce duabus inembra-<text:line-break/>nis anatomici imposuerunt; .huic a figura allantoidem,<text:line-break/>alteri vero, quae foetum continet, amnion. Atque haec<text:line-break/>extra foetum habentur. lpsius vero foetus propriae par-<text:line-break/>tes bae funt: prima omnium cutis, operim entum atque<text:line-break/>amiculum insitum ab opifice procreatam ; deinde statim</text:p>
      <text:p text:style-name="P1">sisse ipsa partes cum his quatuor vasis intra cutem con-<text:line-break/>sinuatae, quarum nulia generari prius potest, quam omnia<text:line-break/>quae in chorio sunt vasa in quatuor haec antedicta <text:span text:style-name="Default_20_Paragraph_20_Font"><text:span text:style-name="T3">capita<text:line-break/></text:span></text:span>convenerint. Quippe singulae foetus partes tum ad pri-<text:line-break/>mam generationem , tum ad reliquam omnem dispensatio-<text:line-break/>nem idoneo alimento . indigent. NuHa autem alia sueti-<text:line-break/>bus idonea ad alimentum materia eft, quam quae a<text:line-break/>gravida .suppeditatur. Unde fieri non poteft, ut aliqua<text:line-break/>pars absque substantia sanguinea in ipsis gignatur; quae-<text:line-break/>cunque tamen albae et exangues partes <text:span text:style-name="Default_20_Paragraph_20_Font"><text:span text:style-name="T3">s</text:span></text:span>unt, non ex<text:line-break/>ipfo sanguine, ut jecinoris substantia, procreasti possunt ; ce-<text:line-break/>lerrime enim vIfcus hoc e sanguine generationem habet,<text:line-break/>utpote sanguini corporis <text:span text:style-name="Default_20_Paragraph_20_Font"><text:span text:style-name="T3">s</text:span></text:span>ubstantia quam simillimum. Nam<text:line-break/>si, vena animalis incifa, sanguinem effluere in aquam mo-<text:line-break/>dice calidam sinas, jecinoris substantiae ^persimilem coa-<text:line-break/>gulationem adipiscitur. <text:span text:style-name="Default_20_Paragraph_20_Font"><text:span text:style-name="T3">A</text:span></text:span>los igitur viscus promptissime<text:line-break/>concres<text:span text:style-name="Default_20_Paragraph_20_Font"><text:span text:style-name="T3">c</text:span></text:span>it, id quod illi statim accidit <text:span text:style-name="Default_20_Paragraph_20_Font"><text:span text:style-name="T3">s</text:span></text:span> ubi intra vulvae<text:line-break/>corpus comprehensum fuerit <text:span text:style-name="Default_20_Paragraph_20_Font"><text:span text:style-name="T5">γ</text:span></text:span><text:span text:style-name="Default_20_Paragraph_20_Font"><text:span text:style-name="T6"> </text:span></text:span>reliquae vero <text:span text:style-name="Default_20_Paragraph_20_Font"><text:span text:style-name="T3">p</text:span></text:span>artes, quae</text:p>
      <text:p text:style-name="P1">carnofae ac sanguineae fiunt, ut generentur, longius tem-<text:line-break/>pus requirunt, quemadmodum. arteriarum et venarum<text:line-break/>corpus, quum prorsus exangue sit, primam e femine ge-<text:line-break/>nerationem habere verisimile est,. continuo ubi id vasio-<text:line-break/>rum in uterum pertinentium orificiis adhaeserit, quippe<text:line-break/>facillimum promptifsimumqne est , ut ex ejus substantia,<text:line-break/>quae viscosi^. multum lentaque est, talis membrorum spe-<text:line-break/>cies procreetur. Facto autem primo vasorum rudimento<text:line-break/>in orificiis eorum, quae in uterum pertingunt, consien-<text:line-break/>tanenm videtur, ut semen, quod ipsum formavit, ipsis<text:line-break/>esiam ex utero sanguinem attrahendo alimentum fuppe-<text:line-break/>ditet, et paulatim ita, quae prima genita sunt, dilatet<text:line-break/>atque in longitudinem producat tum augendo, tum in<text:line-break/>unum paulatim cogendo tenuiora ad saliorum procreatio-<text:line-break/>nem. Ac va fa quidem et membranas ita gigni consenta-<text:line-break/>neum rationi est, ut ex seminis substantia et pr<text:span text:style-name="Default_20_Paragraph_20_Font"><text:span text:style-name="T3">i</text:span></text:span>mum<text:line-break/>eorum rudimentum, et reliquum in longitudinem et lati-<text:line-break/>tudinem incrementum suggeratur, quemadmodum in</text:p>
      <text:p text:style-name="P1">arboribus videmus ex trunci origine reliquam ipsius par-<text:line-break/>tem et in altum emergentem et in ramos diffusam ge-<text:line-break/>nerari. Atque hoc eorum, quae deinceps dicenda erunt;<text:line-break/>quasi fundamentum quoddam a nobis Tactum sta</text:p>
      <text:h text:style-name="Heading_20_2" text:outline-level="2">Cap. 111. </text:h>
      <text:p text:style-name="P5">Videamus autem post haec, quomodo re-<text:line-break/>liquum foetum a vi feminis totum formari sit verisimile,<text:line-break/>initio inventionis ab iis, quae in dissectione spectantur,<text:line-break/>fumpto<text:span text:style-name="Default_20_Paragraph_20_Font"><text:span text:style-name="T3">i</text:span></text:span> Ex quatuor antedictis vasis, quae una cum ura-<text:line-break/>cho umbilicum constituunt, statim ubi cutem foetus trans-<text:line-break/>ierunt, alterum par uniri statim cernitur, magnamque<text:line-break/>unam venam ubi effecerit, jecori inferi. Inferi dico, ut<text:line-break/>fpeciem, quae ex dissectione sumitur, interpreter; non<text:line-break/>enim prius consistens jecur vena haec ingreditur, fed e<text:line-break/>contrario prorfus .-omnia fieri censendum est; primo scisi-<text:line-break/>cet venam umbilici, ubi introi penetraverit, non Pecus<text:line-break/>ac truncum arboris divaricari; deinde utramque ejus par-<text:line-break/>tem in multas germinationes ad ramorum similitudinem</text:p>
      <text:p text:style-name="P1">propagari; tum alteri scissionis venatum parti antedictam<text:line-break/>carnem substantiae jecoris adnafci, alteri, quae mesenteri-<text:line-break/>um gignit, ventrem, lienem, .omnem intestinorum revolu-<text:line-break/>hostem, omentum, et quod. rectum .vocatur <text:span text:style-name="Default_20_Paragraph_20_Font"><text:span text:style-name="T3">adiungi. </text:span></text:span>Ne-<text:line-break/>que haec prius existunt, fed una cum divaricat<text:span text:style-name="Default_20_Paragraph_20_Font"><text:span text:style-name="T3">a</text:span></text:span> ipso pro-<text:line-break/>creantur., quemadmodum et ipsa jecoris substantia singulis<text:line-break/>venis privatim adnafcens et c<text:span text:style-name="Default_20_Paragraph_20_Font"><text:span text:style-name="T3">o</text:span></text:span>mmuniter .omnibus ex-<text:line-break/>trinsecus, simul ad unius visceris speciem eff<text:span text:style-name="Default_20_Paragraph_20_Font"><text:span text:style-name="T3">o</text:span></text:span>rmata.<text:line-break/>Non tamen ita etiam arteriae statim, ubi intra cutem dis-<text:line-break/>tributae fuerint, neque aliam sibi adnasicentem fubstanti-<text:line-break/>am obtinent, neque in multas partes diffinduntur, verum<text:line-break/>duae l<text:span text:style-name="Default_20_Paragraph_20_Font"><text:span text:style-name="T3">o</text:span></text:span>ngo spatio permanent, afsumentefque conceptus<text:line-break/>vesicam, et inibi firmatae, tum per alia, tum in altum<text:line-break/>corporis feruntur, usque dum ad latum <text:span text:style-name="Default_20_Paragraph_20_Font"><text:span text:style-name="T3">s</text:span></text:span>acrumque fes<text:line-break/>dictum perveniant; in quo duae quaedam arteriae .in<text:line-break/>conspectum prodeunt, singulae in utraque parte ad crura<text:line-break/>pr<text:span text:style-name="Default_20_Paragraph_20_Font"><text:span text:style-name="T3">o</text:span></text:span>currentes, a maxima ilia propagatae, quae spinam per-</text:p>
      <text:p text:style-name="P1">reptat et sinistro cordis sinui commissa apparet. Atqui,<text:line-break/>ut de jecoris generatione nihil inquirendum restat, non<text:line-break/>eodem item modo in corde apparet. Etenim jecur in al-<text:line-break/>tera parte venae ex umbilico procedentis scissum mulli-<text:line-break/>fariam diversum et connexum et annexum obtinet, cordi<text:line-break/>autem materiam, unde generationem habebit, a praegnante<text:line-break/>vel per arterias vel per medium jecur juxta venam fusi-<text:line-break/>limem ex eo proficiscentem ad superiorum hujus visae-<text:line-break/>ris partium generationem suppeditari necesse. At .longum<text:line-break/>hoc tempus erit et non statim primis diebus, quibus he-<text:line-break/>par generationis suae rudimenta suscipit, parum ab uteri<text:line-break/>corpore abest. Quod enim rotundum, rubens intra fecun-<text:line-break/>das in sexta na genitura Hippocrates apparere dixit, id<text:line-break/>nimirum erit jecur, rude adhuc et informe. Atqui in<text:line-break/>foetuum abortihns, qui post triginta dies accidunt, bae<text:line-break/>tres animantis partes, jecur, cor et cerebrum, prope fe<text:line-break/>mutuo clare apparent, jecur fano aliis duobus majus, cor</text:p>
      <text:p text:style-name="P1">et cerebrum longe hoc magnitudine inferiora ; non tamen,<text:line-break/>quando primum conformationis initium cor habeat, inve-<text:line-break/>nire licet, quippe nec abortus, qui primo mensis accidunt,<text:line-break/>manifestum quicquam docent, nec disiectio animalium ho-<text:line-break/>minibus similium eodem modo et ipsa firmum quid in-<text:line-break/>dicat, dum conceptus indistinctus mdifque fuerit. .Ubi<text:line-break/>vero distingui inceperit, aliarum fane partium plurimae<text:line-break/>nuliam manifestam delineationem obtinent ; haec autem<text:line-break/>tria, sicut nuper dixi, cor, cerebrum et jecur, fota prope<text:line-break/>sese invicem conspiciuntur. Per initia igitur, quum com-<text:line-break/>mentarios de femine <text:span text:style-name="Default_20_Paragraph_20_Font"><text:span text:style-name="T3">s</text:span></text:span>cribens cogerer etiam de singulari-<text:line-break/>um partium formationis ordine nonnihil afferre,^ cor dixi<text:line-break/>jecori similiter primis conceptionis diebus velutr funda-<text:line-break/>mentum quoddam <text:span text:style-name="Default_20_Paragraph_20_Font"><text:span text:style-name="T3">g</text:span></text:span>enerationis jacere, ex usu ipsius, qui<text:line-break/>in adultis est, longe dignissimo ad hanc opinionem de-<text:line-break/>ductus. Quum autem aliis omnibus tum medicis tum<text:line-break/>philosophis placere invenirem, conceptum usque ad mani^</text:p>
      <text:p text:style-name="P1">festam conformationem stirpibus similiter dispensari, pro-<text:line-break/>habilius .visum mihi est, nulium ipsius usum per genera-<text:line-break/>tionis primordia haberi, fed post jecur omnino cor ipfum<text:line-break/>formari; id autem quomodo fieret, inquirendum cenfui.<text:line-break/>Alterum enim ex duobus mihi videbatur esse necessarium,<text:line-break/>vel ex jecore, ascendente sanguine, simul cum jecorariae<text:line-break/>venae generatione cor procreari, vel per magnam arte-<text:line-break/>riam, quae etiam ipfa sanguinem, non modo spiritum, ut<text:line-break/>opinabatur Erasistratus, continet. Plerosque vero hac in<text:line-break/>re verisimile est fuisse deceptos, ac praecipue philosophos,<text:line-break/>ut qui ex lis, quae in animalium dissectionibus apparent,<text:line-break/>nihil cognoscant; ex quibus ea potissimum utilia sunt,<text:line-break/>quae in virorum dissectione artificiose administrata ad<text:line-break/>partium in imo latentium denudationem apparent. Unde<text:line-break/>etiam hic longior ac prolixior oratio evadet, si quis eam<text:line-break/>totam scientifice discere voluerit; unus enim est commen-<text:line-break/>tarius a nobis scriptus de ustI. respirationis, cui alterum<text:line-break/>de arteriarum et pulsuum uso ad j unximus ; in quibus</text:p>
      <text:p text:style-name="P1">qui Gun que exercitatus fuerit, cognofcet foetum ne-<text:line-break/>que arteriarum, neque pulsuum, neque cordis ullo ne-<text:line-break/>cessario u<text:span text:style-name="Default_20_Paragraph_20_Font"><text:span text:style-name="T3">i</text:span></text:span>u in principio generationis, quemadmodum<text:line-break/>nec stirpes, indigere. Veruntamen de stirpium etiam<text:line-break/>ortu aliquid prius considerandum videtur; ex iis enim,<text:line-break/>quae necessaria plantis sunt, licebit cognoscere, quot et<text:line-break/>qualibus foetus indigeat, quousque una anima perinde ac<text:line-break/>plantae dispensetur. Hanc autem animam vocamus, quum<text:line-break/>hac de re proposita non sit disputatio, communi omnis<text:line-break/>substantiae nomine naturam appellantes, id quod in ex-<text:line-break/>quisitis differ talionibus Chrysippi sectatores diligenter oh-<text:line-break/>fervarunt: non sicut Aristoteles et Plato recedentes voca-<text:line-break/>runt quidem utrique animam, fe d Aristoteles altricem, Plato<text:line-break/>concupiscibilem adjunxiI. Quoniam Igitur nobis proposita<text:line-break/>haec difputatio non obiter, quemadmodum quum aliud<text:line-break/>quid perfunctorie consideramus, sed summa diligentia de<text:line-break/>plantarum generatione ac dispensatione elaboratur, non-<text:line-break/>nulla prius in memoriam revocabimus. Nam quum <text:span text:style-name="Default_20_Paragraph_20_Font"><text:span text:style-name="T1">pura</text:span></text:span></text:p>
      <text:p text:style-name="P1">ac sola ea sit, tanquam neque vim irascibilem neque ra-<text:line-break/>tionalem habeant, spes est nos et sinceram germanamque<text:line-break/>ipfarum dispensationem atque administrationem inventu-<text:line-break/>ros. Incipiamus igitur rursus a plantarum generatione, fe-<text:line-break/>minis in terram modice humidam calidamque inlecti<text:line-break/>memores : sit autem hoc aut quercus, aut alterius cujusdam<text:line-break/>adeo sublimis stirpis, quippe facilius in magno corpore<text:line-break/>functiones naturae id gubernantis contuebimur. Exem-<text:line-break/>pli gratia ex femine duplex quaedam propagatio fieri<text:line-break/>conspicitur, deorsum fane in terram una, in aerem vero<text:line-break/>fupra terram alia quaedam persimilis. Quae propagatio-<text:line-break/>nes quum per initia graciles existant, temporis processu<text:line-break/>grandescunt simul et in longum porriguntur, ac ubi jam<text:line-break/>magnitudinem notandam obtinent, in ramos scinduntur;<text:line-break/>quumque hi ipsi prorsus in alias propagines dividantur,<text:line-break/>deinde illae in alias, quolibet temporis momento omnes<text:line-break/>ipsius simul et nutriri et augeri contingit, quin et functus<text:line-break/>universis ipsorum extremis, ubi stirps adoleverit, innafcr.</text:p>
      <text:p text:style-name="P1">Conceptus igitur eandem cum stirpibus dispensationem in<text:line-break/>prima generatione obtinet; nam parcissime primo tempore<text:line-break/>increscit; quum distingui jam manifeste incipit, amplius;<text:line-break/>quemadmodum, quum jam distinctus est, maxime; mullis<text:line-break/>in partibus natura, quae ipsum dispensat, simul operante.<text:line-break/>Quis ergo primi temporis terminus est, quo foetus corde<text:line-break/>nondum indiget? Mihi quidem videtur, quum nondum<text:line-break/>in jeeur universa venarum discissio facta esu Uni-<text:line-break/>vertam appello, propterea quod est duplex ; nec mihi<text:line-break/>primo cognita, fed anatomicis, quibus esiam perspecta.<text:line-break/>Vena enim ex umbilico proveniens, ubi primum cutem<text:line-break/>scelus fubit, statim bifariam scinditur, quemadmodum in<text:line-break/>duas maximas partes plerumque caudicem arborum diva-<text:line-break/>ricari videmus; deinde quum utraque haec vena rami<text:line-break/>modo alias venas procreet, ac iliae rursus alias, deinde<text:line-break/>hae generent alias, donec ad fines quosdam utraeque pro-<text:line-break/>pagines pervenerint^ propria jecoris substantia, de qua</text:p>
      <text:p text:style-name="P1">modo diximus, circumcirca adnascitur, ita ut ramulorum<text:line-break/>interstitia perinde ac tomentum aliquod impleat. Atque<text:line-break/>ita depressioris venae germinationes in cava visiteris parte<text:line-break/>^efficiuntur, qua dextrum ventriculi latus circumdat, altio-<text:line-break/>ris in gibba, qua septum transversum attingit; ac pro-<text:line-break/>pterea duae j e coris portae in foetibus procreatae fiunt ; ex<text:line-break/>magna enim vena, quam per umbilicum ferri videmus,<text:line-break/>domnos totius c<text:span text:style-name="Default_20_Paragraph_20_Font"><text:span text:style-name="T3">o</text:span></text:span>rporis venae, partes item omnes ipfarum<text:line-break/>et germinationes prodeunt. Sublimior autem porta facta<text:line-break/>est, ut omnes quae in jecore funt venae gignerentur, hu- -<text:line-break/>mitior, ut .iliae, quae in ventrem, lienem, intestina omnia<text:line-break/>et reliqua pertinent, procrearentur. Absoluto autem jeco-<text:line-break/>. re, ex venis, quae in gibbis partibus sunt, quasi ex radi-<text:line-break/>cibus quibusdam caudex colligitur, nempe maxima vena-<text:line-break/>rum, quae in corpore funt; quam ide<text:span text:style-name="Default_20_Paragraph_20_Font"><text:span text:style-name="T3">o o</text:span></text:span>b praestantiam,<text:line-break/>qua omnes alias antecessit, cavam nuncuparunt, magnitu-<text:line-break/>dinem ejus hoc nomine indicantes: Hipp<text:span text:style-name="Default_20_Paragraph_20_Font"><text:span text:style-name="T3">o</text:span></text:span>crates Iecora-</text:p>
      <text:p text:style-name="P1">riam dixit a jecore, unde eam exoriri videbat. Haec igi-<text:line-break/>tur vena per animalis longitudinem ita protenditur, ut<text:line-break/>altera ejus pars deorsum mediae spinae innixa feratur,<text:line-break/>altera sursum per medium thoracem ad colium ascendat,<text:line-break/>primos fano ramos non parvos in septum transversum^<text:line-break/>diffundens; superius autem alios plane exiles, et in di-<text:line-break/>stinguentes thoracem membranas, et cor involventem tu-d<text:line-break/>nicam, pericardion, emi ttensvj. deinde in dextrum cordis<text:line-break/>ventriculum et thoracem. Eodem tempore etiam ab in-^<text:line-break/>senioribus portis venas in omnes ventris partes dispensa-^<text:line-break/>tas generationis causam ipsis fieri; dum vero superior je-P<text:line-break/>corariae pars cor adit, interea deorsum tendens propagi--<text:line-break/>nes ex fe tum ad renes^ qui primi Iecori proximi occur-^<text:line-break/>runt, et ad lumborum regiones circa<text:span text:style-name="Default_20_Paragraph_20_Font"><text:span text:style-name="T3">s</text:span></text:span>pinam mittit; quem-[<text:line-break/>admodum et partem spinae;,^ et thoracis, quae supra fe-I<text:line-break/>ptum transversum est, ab ascendenti jecoraria ramulos fu-</text:p>
      <text:p text:style-name="P1">mens, materiam ad fui procreationem ex ipsis accipere<text:line-break/>verisimile esit, quo tempore etiam cor formatur. Potest<text:line-break/>enim jam ad ipsum commemoratum illud arteriarum par<text:line-break/>in unam reductum pertingere; atque id in media dorsi<text:line-break/>fpina firmatum videmus procedere, quoad juxta cor per-<text:line-break/>venerit. Ex hac igitur arteria credibile est cor, quum.<text:line-break/>sanguinem longe calidiorem, quam is sit, qui in venis con-<text:line-break/>tinetur, hauriat, tanto esiam calidius jecore evasisse, quanto<text:line-break/>fanguis sanguine calidior est. At quum duo sint cordis<text:line-break/>ventriculi, sin dextrum fanguis e jecore mediocriter cali-<text:line-break/>dus, in sinistrum longe hoc calidior ex arteriis ingreditur.<text:line-break/>Quandoquidem utrosque sinus jam habeat <text:span text:style-name="Default_20_Paragraph_20_Font"><text:span text:style-name="T3">c</text:span></text:span>u<text:span text:style-name="Default_20_Paragraph_20_Font"><text:span text:style-name="T3">r,</text:span></text:span> et utraf-<text:line-break/>que has materias , tanquam perfecta jam ipsarum fubstan-<text:line-break/>tia, et ipfum pulfat, et una focum arterias etiam movet,<text:line-break/>eodem per fe motu. Quapropter foetus non amplius, ut<text:line-break/>planta <text:span text:style-name="Default_20_Paragraph_20_Font"><text:span text:style-name="T3">s</text:span></text:span>olum, fed ut animal jam administratur, quales^<text:line-break/>sunt hiafulae, buccina , pinnae , ostreae, patellae, quae.<text:line-break/>vel minimo, vel nullo prorsus pulsatili motu indigent</text:p>
      <text:p text:style-name="P1">Demonstratum siquidem est, pulsus calidis inesse corporibus;<text:line-break/>nulium vero vel exangue animal manifeste calidum est,<text:line-break/>vel plane calidum exangue visitur. lu est igitur sanguini<text:line-break/>venis contento genuina caliditas tepida citra calorem a<text:line-break/>corde prodeuntem, atque idcirco esiam jecori. Porro ani-<text:line-break/>mantia cor habent tanquam ignis cujusdam officinam ;<text:line-break/>etenim sine hoc sanguineorum animalium calor ei refpon-<text:line-break/>det, qui per aestatem in aedibus existit; fed ut domus, in-<text:line-break/>censio in ipfa igne, calidior evadit, ita etiam corpus ani-<text:line-break/>malium ex corde caliditatem acquirit calidiorem, quam<text:line-break/>quae venis, jecori et nimirum esiam sanguini, qui in ip-<text:line-break/>sis comprehenditur, insita est. Nam in arteriis Erasistra-<text:line-break/>tus quidem hunc humorem neutiquam contineri arbitra-<text:line-break/>tur, nos autem putamus, sicut etiam apparet, subtiliorem<text:line-break/>calidioremque in Apsis esse sanguinem; talis enim ex ipsis<text:line-break/>vulneratis eflluit. ld quod mihi videtur etiam Plato in<text:line-break/>Timaeo his verbis indicare: <text:span text:style-name="Default_20_Paragraph_20_Font"><text:span text:style-name="T3">Cor autem et venarum et.</text:span></text:span></text:p>
      <text:p text:style-name="P1"><text:span text:style-name="Default_20_Paragraph_20_Font"><text:span text:style-name="T3">sanguinis, qui per omnia membra rapide fertur, or</text:span></text:span>i<text:span text:style-name="Default_20_Paragraph_20_Font"><text:span text:style-name="T3">ginem<text:line-break/>ac fontem in d</text:span></text:span>o<text:span text:style-name="Default_20_Paragraph_20_Font"><text:span text:style-name="T3">micilium veluti satellitum praestdio mu-<text:line-break/>nitum collocarunt</text:span></text:span>. Non enim simpliciter dixit, ipsum sim-<text:line-break/>guinis esse fontem, fed ejus, qui per omnia membra ra-<text:line-break/>pide etiam circumfertur ; qualis non est, qui in venis<text:line-break/>proprie dictis continetur. Etenim veteres commune ve-<text:line-break/>narum nomen utrique vasorum generi imposuerunt. Porro<text:line-break/>quemadmodum cor jecore posterius nasci ratio erat, eoque<text:line-break/>propius praegnantis uterum jecur collocatum est, ita ce.-<text:line-break/>rebrum hoc etiam adhuc remotius situm esse conveniebat,<text:line-break/>ut cujus constructio quoque posterior- sit futura, quoniam<text:line-break/>animal conceptum ne indiget quidem cerebro, non enim<text:line-break/>videre; nec audire^ nec gustare, nec odorari, vetuli nec<text:line-break/>artubus fungi, nec aliam omnino actionem<text:span text:style-name="Default_20_Paragraph_20_Font"><text:span text:style-name="T3">i</text:span></text:span> voluntariam, vel<text:line-break/>tactus sensiam ludi ere , vel imagin ation em , vel ra tioeinatlos<text:line-break/>nem, vel memoriam foetus indiget. Postea igitur tandem ter-<text:line-break/>fio temporis ordine cerebrum et omnes faciei partes formatae</text:p>
      <text:p text:style-name="P1">sunt, quando jam et artus distinguuntur, et omnis si quae<text:line-break/>prius dicta est pars ad structurae suae absolutionem venit.<text:line-break/>Constat autem cuilibet esiam capitis os post omnia alia<text:line-break/>ossa concrescere , atque ideo juxta sinciput tenue adeo est<text:line-break/>et imbecillum, ut in recens natis puerulis cerebri motus<text:line-break/>appareat, non tangentibus nobis tantum, sed etiam in-<text:line-break/>tuentibus. Ac quartum iam tempus hoc post primam<text:line-break/>conceptionem sequitur, quo partes, quae motus serviunt,<text:line-break/>posterius formatae confirmantur. Hac de causa infantuli<text:line-break/>functionibus nutrientis animae validissimis utuntur, se-<text:line-break/>eundo roboris loco his, quae a corde proveniunt, imbe-<text:line-break/>cillibus autem, quas cerebrum suppeditat, utpote quum<text:line-break/>non <text:span text:style-name="Default_20_Paragraph_20_Font"><text:span text:style-name="T3">s</text:span></text:span>olum jam currere cruribus, aut incedere, sed ne<text:line-break/>stare quidem possint, multo autem minus vel utile quid<text:line-break/>ratiocinari, aut discere, aut sensibilis cujusdam affectus<text:line-break/>aut rationalis disciplinae meminisse. Post haec omnia<text:line-break/>et calvaria roboratur, et dentes erumpunt, pilisque caput<text:line-break/>obducitur : quapropter et corpore et praestantissima animae</text:p>
      <text:p text:style-name="P1">parte,. ratiOcinatrice scilicet, imperfecti pueri apparent;<text:line-break/>etenim facultates animae simul cum instrumentis abfolute<text:line-break/>functionem obeunt , id quod discere licet ei , qui librum<text:line-break/>voluerit., legere, quo animae facultates corporis tempera-<text:line-break/>mentam sequi oftendinIus.</text:p>
      <text:h text:style-name="Heading_20_2" text:outline-level="2">Cap. IV. </text:h>
      <text:p text:style-name="P5">Cur igitur Chrysippo aliisque multis phi-<text:line-break/>lofophis tum. Stoicis tum Peripateticis de corde pronunxi<text:line-break/>ciare visum est, et quod primum inter animales partes<text:line-break/>nascatur, et quod ab eo alia gignantur, item quod ipfum.<text:line-break/>prius formatum tum venarum, tum nervorum originem<text:line-break/>esse necesse sit? Neque enim primum nasici manifesto ap-<text:line-break/>paret., ostenfumque antea est, in omnibus artibus eundem<text:line-break/>artificem et primam partem rei , quae fabricatur, et resi-<text:line-break/>quas omnes usque ad absolutionem operis efficere,- arte—<text:line-break/>riafque. et venas e feminis substantia primas omnium ge-<text:line-break/>nerari necesse est, sicut in commentariis de femine osteu-<text:line-break/>dimus. Quare, si quis alius, quemadmodum isti de corde<text:line-break/>affirmarunt, vel chorion, vel jecur dixerit omnium quae</text:p>
      <text:p text:style-name="P1">in animante <text:span text:style-name="Default_20_Paragraph_20_Font"><text:span text:style-name="T3">s</text:span></text:span>unt functionum originem esse,, minime, erit,<text:line-break/>credendum; quippe quum unicuique generi corporum alia.<text:line-break/>videamus generationis,, alia dispensati<text:span text:style-name="Default_20_Paragraph_20_Font"><text:span text:style-name="T3">o</text:span></text:span>nis principia; alii.<text:line-break/>enim exstruunt urbes, alii administrant; ita de navibus<text:line-break/>et qualibet alia re dicendum est; alli sunt qui fabricant,<text:line-break/>alii qui fabricatis recte utuntur. Iam in iis quae <text:span text:style-name="Default_20_Paragraph_20_Font"><text:span text:style-name="T3">a</text:span></text:span>vitam<text:line-break/>nostram administrant facultatibus rati<text:span text:style-name="Default_20_Paragraph_20_Font"><text:span text:style-name="T3">o</text:span></text:span>, quae omnium ex.-<text:line-break/>trema et gignitur et perficitur, imperat postea, atque<text:line-break/>humanas actiones gubernat feliciter,. quum udi versa ani-<text:line-break/>m a secundum naturam habuerit, infeliciter, quum extra<text:line-break/>naturalem statum est. Verum. de animae actionibus. mihi<text:line-break/>in .praesentia non. est propositum disputare sed de foe-<text:line-break/>tuum formatione; quae fano disputatio. per se non phi-<text:line-break/>losophis tantum, verunL etiam medicis perquam utilis esa;:<text:line-break/>propter e<text:span text:style-name="Default_20_Paragraph_20_Font"><text:span text:style-name="T3">o</text:span></text:span>s autem, qui, unde non debent, lemmata ad der--<text:line-break/>monstrationes assumunt, necessario etiam inquirenda venit;<text:line-break/>omittentes enim nonnulli ex propria rei, de qua; est</text:p>
      <text:p text:style-name="P1">quaestio , natura demonstrationem auspicari , ex incertis<text:line-break/>assumunt. Porro medicis utile admodum est, quum vel<text:line-break/>dimidia corporis pars, vel totum fere corpus repente re-<text:line-break/>solutum functionibus voluntariis immobile redditur, ac<text:line-break/>praeterea vel nihil plane, vel imbeciliiter sentiens, sicine,<text:line-break/>cui corporis parti admovenda sint remedia. Quod pro-<text:line-break/>fecto cognosci nullo modo poterit, nisi prius quaeratur,<text:line-break/>utrum ex fe sensum motumque dictum omnes animalis<text:line-break/>partes habeant, an per nervos aliqua facultas ad ipsas<text:line-break/>vel a cerebro, ut omnes anatomici fatentur, vel, ut<text:line-break/>nonnulli dicunt, ex corde influat. Nam Stoici nefcio<text:line-break/>quomodo inutilem quaestionem ad finem inveniendum,<text:line-break/>in quo recte judicato felicitatem statuunt, indagare ag-<text:line-break/>gressi funt, fed sine iis, quae ex dissectione apparent,<text:line-break/>unde alioquin ea poterant inveniri. Verumtamen, sicut<text:line-break/>in aliis multis , ita hic quoque ad rei sibi inutilis Inda-<text:line-break/>dationem venerunt; debebant ex iis, quae evidenter pa-</text:p>
      <text:p text:style-name="P1">tent, sicut anatomici medici fecerunt, principia demon-<text:line-break/>strationis fumere. lili vero cor primum omnium esse<text:line-break/>formatum affirmantes, cum neque ex dissectione evidens<text:line-break/>quiddam, unde inventionis initium fumpferint, neque ra-<text:line-break/>tionalem quandam aliam demonstrationem possent afferre,<text:line-break/>ignorantiam ignorantiae annectunt, dicuntque alia omnia ex<text:line-break/>corde ortum habere, esseque id, sicut generationis ipsarum,<text:line-break/>ita quoque administrationis auctorem. Antea quidem,<text:line-break/>quum anatome nondum ut nunc esset cognita, dubitare<text:line-break/>fortasse par erat non abfque ratione de principio, quod<text:line-break/>per nervos et ficinum et motum animalis partibus trans-<text:line-break/>mittiI. Hoc vero tempore, quo jam de harum affectio-<text:line-break/>num curatione inter plerosque anatomicos convenit, et<text:line-break/>ab omnibus medicis diuturna ac consentiente experientia<text:line-break/>comprobata est, nullusque magis in insanientibus absque<text:line-break/>febre, in atra bile agitatis, in iis, qui mente aut m<text:span text:style-name="Default_20_Paragraph_20_Font"><text:span text:style-name="T3">e-<text:line-break/></text:span></text:span>moria quomodocunque laesi fuerint, in phreniticsa cum<text:line-break/>febre, in lethargicis, comitialibus, attonitis, capitis curam</text:p>
      <text:p text:style-name="P2">Habendam non censet, foli ipsi adhuc inquirunt haec, quae<text:line-break/>omnibus , qui modo invenire Ipsa voluerint , manifesta<text:line-break/>cognoscuntur. Sed de his in praesentiarum satis;. alibi<text:line-break/>enim dicta sunt, de quibus nonnulli philosophi inutiliter,<text:line-break/>si finem respicias, dissertantes longis^ quaestionibus fefe<text:line-break/>intricamus, quum nullam ne probabilem quidem quae-<text:line-break/>Isionis spstorum occasionem invenire possent, perinde ac^<text:line-break/>theorelici , qui proponunt sive philosophiam sive beati-<text:line-break/>fudissem dicere oporteat.</text:p>
      <text:h text:style-name="Heading_20_2" text:outline-level="2">Cap<text:span text:style-name="Default_20_Paragraph_20_Font"><text:span text:style-name="T3">i</text:span></text:span> V.</text:h>
      <text:p text:style-name="P5"><text:s/>Nunciam tempus est, ut id, quod antedictis<text:line-break/>adiici necessarium est, explicemus , generosis his philosophis<text:line-break/>et ipsum ignotum, ut caetera, quae ex dissectione apparent,<text:line-break/>ali HerophiH scriptis exorsi, qui anatomicas narrationes<text:line-break/>censet ex eo, si dicas, ssanc partem ab ilia originem tra-<text:span text:style-name="Default_20_Paragraph_20_Font"><text:span text:style-name="T3">r<text:line-break/></text:span></text:span>xisse, nastam ad decreta statuenda occasionem afferre,<text:line-break/>quemadmodum prave intelligentes nonnulli faciunt; ex<text:line-break/>aliis enim apparentibus facultates nos administrantes,<text:line-break/>non ëx ipsa simpliciter membrorum inspectione inveniri.</text:p>
      <text:p text:style-name="P1">Verum haec oratio distinctionibus Quibusdam indiget; quas<text:line-break/>etsi in commentariis de Hippocrates esi Platonis placitis<text:line-break/>uberius explicuerimus , nunc tamen eas summatim per-<text:line-break/>stringere necesse est; Prima igitur distincti o sumitur ab<text:line-break/>arteriis, aut venis , - aut nervis si vel praesectis , vel laqueo<text:line-break/>interceptis, in quibus altera a laqueo sita pars functiones<text:line-break/>proprias retinet^, altera penitus amittit. ldem etiam in<text:line-break/>spinali medulla evidenter apparet; nam si aliquo in loco<text:line-break/>fpina dividatur, : qui supra incisionem ab ipsa prodeunt<text:line-break/>nervi, Pensum et motum integrum <text:span text:style-name="Default_20_Paragraph_20_Font"><text:span text:style-name="T3">s</text:span></text:span>ervant, qui inferius<text:line-break/>sunt., omnes protinus amittunt.^ Qua ex re facultates has<text:line-break/>desuper a cerebro in ipsam influere cuivis perspicuum<text:line-break/>est. .<text:span text:style-name="Default_20_Paragraph_20_Font"><text:span text:style-name="T3">v</text:span></text:span> Simili ratione, quum arteriae cujuslibet laqueo Con-<text:line-break/>strictae pars , quae cordi continua supra vinculum existit,<text:line-break/>pulsare, sicut. prius, apparet, alia vero , quae infra est,<text:line-break/>pulsu statim privari; constat nimirum et hic arteriis<text:line-break/>originem motus a corde procedere. Hoc igitur et opti-</text:p>
      <text:p text:style-name="P1">mum est et clarissimum principii functionum indicium. Post<text:line-break/>istud, utrum corporum, de quibus est quaestio, substantia<text:line-break/>in omnibus eadem sit, an prorsus diversa. Etenim fpina-<text:line-break/>lis medullae et nervorum substantia in omnibus cerebr<text:span text:style-name="Default_20_Paragraph_20_Font"><text:span text:style-name="T3">o<text:line-break/></text:span></text:span>respondet, sicut et horum operimenta cum cerebri ope-<text:line-break/>Timentis, quas meningas dicunt, eadem sunt. Verum ar-<text:line-break/>teriarum substantia ne prope quidem ad cordis, sicut nec<text:line-break/>jecoris ad venarum naturam accedit. Quum igitur ea-<text:line-break/>dem esse appareat, liquet, tenuiora a crassioribus fuisse<text:line-break/>propagata, ut quae gigni absque illis, quemadmodum nec<text:line-break/>rami absque caudice, minime possint. At quum alia ve-<text:line-break/>nae, alia cordis et jecoris substantia manifeste deprehen-<text:line-break/>datur, incertum relinquitur, quantum ad haec apparentia<text:line-break/>spectat, an ex corde exorta cava vena in jecur inferatur,<text:line-break/>an a jecore procedens in cor insinuetur, an horum neu-<text:line-break/>trum sit., <text:span text:style-name="Default_20_Paragraph_20_Font"><text:span text:style-name="T3">s</text:span></text:span>ed alia quaedam tersia pars venae hujus origo<text:line-break/>existat. Quare non iniuria de hujus jecorariae venae</text:p>
      <text:p text:style-name="P1">origine ab anatomicis quaesitum est, de nervorum autem<text:line-break/>principio inter omnes convenit. Et si jecur cavae venae<text:line-break/>origo esse inveniretur, fio quoque in dubio esset, quan-<text:line-break/>tum ad hoc, utrum, sicut prius fuit, ita quoque in per-<text:line-break/>fectis gubernationis principium sit, an ab alio quodam<text:line-break/>hoc ipsis contingat. Distinguendum autem est, magnane<text:line-break/>vasa parvorum, .an parva magnorum principia sint; nam<text:line-break/>in hoc quoque a nonnullis medicis erratum est, quemad-<text:line-break/>modum ab eo, qui venarum, quae in ventrem et intestina<text:line-break/>pertingunt, fines esse originem dicebat, qui quidem fines<text:line-break/>ne excogitari quidem possunt, nisi etiam vena, quae in<text:line-break/>chorio ad jecur tendit, propaginem in ipsa distribuendam<text:line-break/>emiferiI. Consentaneum igitur est, ex eo, quod apparet,<text:line-break/>inferre , venarum initia, quae in utero sunt, extremis ra-<text:line-break/>dicum arborum fibris., venam, quae ad jecur per umbili-<text:line-break/>cum tendit, trunco assimilari. Quae quum ita <text:span text:style-name="Default_20_Paragraph_20_Font"><text:span text:style-name="T3">s</text:span></text:span>e habeant,<text:line-break/>omnes quae in corpore funt animalis sines venarum fur-</text:p>
      <text:p text:style-name="P1">culis, non radicibus, respondebunt. Jam ego quoque ali-<text:line-break/>quando rationem hanc considerare fum conatus , quomodo<text:line-break/>liceret dicere , primas omnium e semine tunicas fuisse<text:line-break/>procreatas duorum horum vastorum,<text:span text:style-name="Default_20_Paragraph_20_Font"><text:span text:style-name="T3">A</text:span></text:span>quae in foetibus et<text:line-break/>in perfectis maxima habentur; intelligo magnam arteriam<text:line-break/>et <text:span text:style-name="Default_20_Paragraph_20_Font"><text:span text:style-name="T3">A</text:span></text:span>venam, quae inter umbilicum et jecur est; et his di-<text:line-break/>fcissis ea, quae in chorio stant, <text:span text:style-name="Default_20_Paragraph_20_Font"><text:span text:style-name="T3">omnia</text:span></text:span> generari, deinde<text:line-break/>horum extrema arborum radicum fidibus comparari. Ve-<text:line-break/>rum. hac quoque ratione. .nec jecur nec cor primo na-<text:line-break/>fci videntur, ut quae sanguinea substantia plane adsui<text:line-break/>constitutionem indigeant, quam per vafa ex utero asserti<text:line-break/>necesse. est. Unde rursus,. quemadmodum superius esiam<text:line-break/>dicebamus, femen opificis rationem subibit, vasa ivero<text:line-break/>haec, quibus sanguinem ex praegnante attrahi ad .visce-<text:line-break/>rum procreationem necesse est , omnium prima genera-<text:line-break/>buntur., <text:span text:style-name="Default_20_Paragraph_20_Font"><text:span text:style-name="T3">L</text:span></text:span> deinde autem post ipsa jecur et cor, quemad^<text:line-break/>modunsi domus ..fundamentum et navigii. carina. Quo<text:line-break/>vero tempore seminas vis haec format, quaedam esiam</text:p>
      <text:p text:style-name="P1">alia verisimile est, tum his adjacenlia, tum inter haec et<text:line-break/>uterum sita, formari. Nunquam enim facultatem, quae<text:line-break/>plantas et animalia fingit, sistere ac cessare credibile est,<text:line-break/>fed totam omnibus simul partibus et Innasci et augeri.<text:line-break/>Nequaquam igitur, quae animalia fingit natura, ab aliarum<text:line-break/>partium fabricatione desistet, fed et venas et arterias<text:line-break/>femper scindendo producet, hisque alia viscera, sicut je-<text:line-break/>cur et cor diximus, aggenerabit, simul et convenientem<text:line-break/>formam et situm, aliaque omnia, quae partes singulas ha-<text:line-break/>bere convenit, decenter efficiet. Omnibus igitur modis<text:line-break/>convincuntur isti, qui temere ab ea parte, quae prima fue-<text:line-break/>rit formata, reliquas gigni pronunciant: non enim pro-<text:line-break/>fecto opifex ilia causa, ubi partem aliquam absolvit, a<text:line-break/>foetu recedit, imperans eis, quae fecit, ut reliqua gene-<text:line-break/>rent; hac enim ratione arteriae et venae primum gene-<text:line-break/>ratae alia generabunt. Neque enim arteriarum et vena-<text:line-break/>rum corpora videntur e jecoris adt<text:span text:style-name="Default_20_Paragraph_20_Font"><text:span text:style-name="T3">i</text:span></text:span> cordis substantia pro-</text:p>
      <text:p text:style-name="P1">germinasse, sicut e cerebro et membranis medulla spina-<text:line-break/>lis et nervi. Quare maxime probabile est, quantum de<text:line-break/>incertis pronunciari licet, ipfam vim, quae arterias et<text:line-break/>venas creavit, eandem ilias scindendo omnibus foetus<text:line-break/>partibus applicare , ipfas partes in propriis sedibus usi-<text:line-break/>dique collocantem. Maxime item probari potest, forma-<text:line-break/>tas partes, ubi primum perfecte absolutae funt, incipere<text:line-break/>proprias substantiae fuste functiones obire, et neque renes,<text:line-break/>neque vulvam , neque lienem , neque intestina , aut de-<text:line-break/>mum aliquam aliam partem naturalem alterius auxilio ad<text:line-break/>propriam functionem indigere. Quoniam vero partium<text:line-break/>substantia neque fecundum quantitatem eadem permanet,<text:line-break/>quum multum quotidie ex ipsis defluat, neque fecundum<text:line-break/>qualitatem , varias enim alterationes experitur , mutuo<text:line-break/>subsidio indiget, quo et exinanitum repleatur, et alteratum<text:line-break/>corrigatur. Quae quidem auxilia quot et qualia sint,<text:line-break/>non modo philosophorum aliquis accurata deprehendit,<text:line-break/>Icd ne medicorum quidem, qui abfque anatomes peritia</text:p>
      <text:p text:style-name="P1">ad quaestionem hanc accesserit. Cor quippe (hoc enim<text:line-break/>fotum regere animal nonnulli existimant) ubi respiratione<text:line-break/>fuerit privatum, et ipsum moveri desinit, et cum ipso<text:line-break/>animal etiam totum interit. Privatur autem respiratione<text:line-break/>non tantum suspendio suffocatis hominibus, aut ex in-<text:line-break/>flammatione faucium inspirationis meatu obstructo, verum<text:line-break/>esiam nervis, qui thoracem movent, vitiatis vel prae-<text:line-break/>cisione, vel collisione, vel laqueo, qui omnes a spinali<text:line-break/>medulla, quemadmodum ipsa a cerebro, originem habent.<text:line-break/>Sicut igitur cerebrum ad tuendum cor utile est nervis<text:line-break/>thoracem movens, quo distento inspiratio, contracto<text:line-break/>respiratio fit, eodem modo cerebro usum quendam cor<text:line-break/>ipsum praestat, atque his utrisque jecur, ut in scriptis<text:line-break/>de his commentariis demonstratum est; neque haec tria<text:line-break/>tantum principia, fed omnes esiam aliae partes sibi in-<text:line-break/>vicem auxiliari solent. Verbi gratia, ut ex uno reliqua<text:line-break/>sigillatim omnia , quae in libris de ufu partium dicta sunt,<text:line-break/>in memoriam revocem, ob jecur et renes et vesicae</text:p>
      <text:p text:style-name="P1">duae factae funi, quae bilem recipit, ipsi visceri innexa,<text:line-break/>quae vero urinam, ad renes collocata, faeculenta autem<text:line-break/>visceris excrementa lien expurgat.. Quod autem et ven<text:span text:style-name="Default_20_Paragraph_20_Font"><text:span text:style-name="T3">r<text:line-break/></text:span></text:span>tricolus jecori praecoquat alimentum, quodque intestino.-<text:line-break/>n<text:span text:style-name="Default_20_Paragraph_20_Font"><text:span text:style-name="T3">u</text:span></text:span>n anfractus digestionis, quae ipsa intestina fit,. causa<text:line-break/>fuerit effectus, salis indicatum^ est, ali aque omnia, quae<text:line-break/>in unaquaque corporis parte habentur, in commentariis de<text:line-break/>usu partium; quorum nihil ne paululum quidem agnove-.<text:line-break/>rant illi tum medici, tum philosophi, qui omnia cordi<text:line-break/>attribuentes arroganter pronunciant. Verum haec pro-.<text:line-break/>fixius etiam fortasse, quam praesens institutum exigebat,<text:line-break/>protracta sunt omnia; quanquam merito dissecti onis periti<text:line-break/>medici indignentur, quod nonnulli non modo de iis, quae<text:line-break/>ignorant, prostare sententiam, verum etiam j ac tabunde,<text:line-break/>eos, qui sciunt, increpent; qui quidem primo a natura<text:line-break/>formatam partem reliquas formare cenfent, atque hanc.<text:line-break/>esse cor, non tantum in duabus his sententiis decepti,<text:line-break/><text:span text:style-name="Default_20_Paragraph_20_Font"><text:span text:style-name="T3">i</text:span></text:span>ed quamvis etiam ipsis concedatur, et primum omnium</text:p>
      <text:p text:style-name="P1">c<text:span text:style-name="Default_20_Paragraph_20_Font"><text:span text:style-name="T3">o</text:span></text:span>r fuisse procreatum et reliqua ipsum procreasse,. non<text:line-break/>necessario tamen sequitur, ut functiones in adultis ani-<text:line-break/>malibus ab illo fiant, neque enim idem generationis et<text:line-break/>dispensationis principium existit.</text:p>
      <text:h text:style-name="Heading_20_2" text:outline-level="2">Cap. VI. </text:h>
      <text:p text:style-name="P5">Sed jam ad id, quod praecipue est in hac<text:line-break/>disputatione propositum , digressi istos ipsius ostendemus ne<text:line-break/>ilia quidem, quae a medicis inquiruntur, recte fuisse per-<text:line-break/>fcrutatos, fed putare, si a natura foetum formari dicant,<text:line-break/>nihil sane fe amplius quam nomen omnibus conluctum<text:line-break/><text:span text:style-name="Default_20_Paragraph_20_Font"><text:span text:style-name="T7">dixi</text:span></text:span>sse. Nemo enim tam stolidus est, ut non. intelligat,<text:line-break/>quandam foetus generationis causam esse, quam omnes<text:line-break/>naturam appellamus, quae ejus sit substantia, ignorantes-<text:line-break/>Ego vero, sicut ostendi, corporis nostri structuram <text:span text:style-name="Default_20_Paragraph_20_Font"><text:span text:style-name="T3">e</text:span></text:span>sum-<text:line-break/>mam ejus , qui illud fabricatus est; et sapientiam simul<text:line-break/>et potestatem repraesentare, ita velim mihi philosophos<text:line-break/>istos opificem indicare, deusne aliquis sit sapiens, qui pri-<text:line-break/>mum <text:span text:style-name="Default_20_Paragraph_20_Font"><text:span text:style-name="T3">P</text:span></text:span>ane cogitaverit, quale cujusque animantis corpus<text:line-break/>fingere conveniret^ deinde potentiam ipsius , qua quae pro-</text:p>
      <text:p text:style-name="P1">posuit absolvit, an anima quaedam a divina differens;<text:line-break/>non enim naturae dictae substantiam, sive corporea, sive<text:line-break/>incorporea sit, summe prudentem esse dictitant; quam<text:line-break/>tam artificiose foetuum formalionem moliri nulla ratione<text:line-break/>persuaderi posse pronunciant. Hoc enim ab Epicuro et<text:line-break/>iis, qui citra providentiam omnia fieri arbitrantur, audien-<text:line-break/>tes non credimus. Atqui necessarium est, aut motu<text:line-break/>quodam irrationali et inartificiose foetuum formationem op-<text:line-break/><text:span text:style-name="Default_20_Paragraph_20_Font"><text:span text:style-name="T1">t </text:span></text:span>imum finem consequi, aut, quemadmodum qui miracula<text:line-break/>moliuntur, ubi motus initium ipsis exhibuerint, ipsi qui-<text:line-break/>dem discedunt , opificia vero ipfa ac machinae aliqnouf-<text:line-break/>que non multo tempore artificiose moventur, ita etiam<text:line-break/>deos, postquam stirpium animaliumque femina in tan-<text:line-break/>tam motuum successionem idonea praepararint, nihil prae-<text:line-break/>terea ipsos agere. Verum priorem opinionem convincere<text:line-break/>opus non habeo, ut quam lu ipsi, ad quos potissimum<text:line-break/>haec mihi disputatio instituta est, damnarint; alteram ac-<text:line-break/>curatius inspiciendam censeo, an fieri possit, ut talis hu-</text:p>
      <text:p text:style-name="P1">miditas, qualis in genitura apparet, in tanta motu<text:span text:style-name="Default_20_Paragraph_20_Font"><text:span text:style-name="T7">um<text:line-break/></text:span></text:span>mutuo fe excipientium furie nihil aberret , donec congruum<text:line-break/>finem fuerit confequuta. Quemadmodum enim optimum<text:line-break/>est nusquam in tanta partium copia cafu delinquere , ita<text:line-break/>esiam artificiosam motus consequentiam ab irrationali qua-<text:line-break/>dam fieri substantia, quemadmodum ipsi dicunt, affirmare<text:line-break/>temerarium est. Hoc adhuc admirabilius , quod per totam<text:line-break/>vitam omnibus nobis videntibus accidit , quod nemo<text:line-break/>eorum; qui naturae cognitionem profitentur, vel intellexit,<text:line-break/>vel inquirere, quomodo fieret, dignatus est. Quid autem est<text:line-break/>illud, quod in partium functionibus accidit? Per<text:span text:style-name="Default_20_Paragraph_20_Font"><text:span text:style-name="T3">s</text:span></text:span>picuita-<text:line-break/>tis vero causa uno aut altero exemplo absolvemus ora-<text:line-break/>tionem. Proponatur primum manus, quae omnes digitos<text:line-break/>tribus ossibus compositos atque inter fe articulis commisi-<text:line-break/>SOS habet ; in quibus nimirum primum exerceri satius esset<text:line-break/>issos, qui coelum ac mundum univerfum erant contem-.<text:line-break/>platori, quomodo scilicet sint fabricati, quibusque instru-<text:line-break/>mentis motus ipsis accederet ; quomodo aliquando articu-</text:p>
      <text:p text:style-name="P1">lis vel simul omnibus vel privatim singulis extenderen-<text:line-break/>tur, aliquando in latus flecterentur, idque dupliciter, vel<text:line-break/>ad parvum vel ad magnum digitum. Si enim novissent,<text:line-break/>per mufculos omnes hos <text:span text:style-name="Default_20_Paragraph_20_Font"><text:span text:style-name="T3">motus</text:span></text:span> fieri, nobis ignorantibus,<text:line-break/>priusquam per dissectionem in conspectum venissent, ad-<text:line-break/>miratrfane essent, quomodo non folum nos, sed parvuli<text:line-break/>esiam infantes , quum aliquem digitum vel extendere vel;<text:line-break/>inflectere jubentur, statim id faciant, licet moventem<text:line-break/>musculum non cognoscant. Quod in lingua magis adhuc<text:line-break/>mirabile est, de cujus musculorum numero inter anato-<text:line-break/>micos non convenit ; . tantum abest , ut eos , qui sin<text:span text:style-name="Default_20_Paragraph_20_Font"><text:span text:style-name="T3">g</text:span></text:span>ulis<text:line-break/>motionibus praesunt, certo cognoscant. Verum hoc quo-<text:line-break/>que a diligentioribus medicis indagatum est; ac quidam.<text:line-break/>fuit, qui dixit, unumquemque musculum quasi animal vo-;<text:line-break/>InntateIn nostram perfentientem attrahere ac circumducere^<text:line-break/>linguam in convenientem figuram ad vocem exprimendam^<text:line-break/>atque hoc omnibus aliis probabile minime videtur.^ Mi-<text:line-break/>rum autem illud omnes putant, parvum puerulum; ubi</text:p>
      <text:p text:style-name="P1">audiverit hanc vocem, panis, quum neque quomodo li n-<text:line-break/>gua figuretur cognoscat , itaque a quibus musculis ad sisse<text:line-break/>gulas vocum motione^ agatur, eam, imo totum etiam de-<text:line-break/>inceps versum exprimere; in qua re lingua multas mu-<text:line-break/>taliones singulis vocibus accommodatas moliatur. Caete-<text:line-break/>rum quum plures quam trecenti musculi in nobis sint,<text:line-break/>non est fane credendum, unumquemque ex ipsis animal<text:line-break/>esse. Ab hac igitur opini<text:span text:style-name="Default_20_Paragraph_20_Font"><text:span text:style-name="T3">o</text:span></text:span>ne utpote absurda ego digref-<text:line-break/>sus ad aliam ab aliis viris celebratam descendi, nempe<text:line-break/>a nervis ad e originem <text:span text:style-name="Default_20_Paragraph_20_Font"><text:span text:style-name="T3">s</text:span></text:span>uam musculos trahi, atque hinc<text:line-break/>fieri , ut ad eorum attractionem inferior ossium , quae ar-<text:line-break/>ticulos constituunt, pars, cui musculi caput inseritur,<text:line-break/>etiam fequatur. Sed hic quoque, praeterquam quod non<text:line-break/>cognoscimus adhuc, quisnam musculus attrahendus sit, ip-<text:line-break/>forum etiam nerv<text:span text:style-name="Default_20_Paragraph_20_Font"><text:span text:style-name="T3">o</text:span></text:span>rum magnitudo adhuc refragatur, ut-<text:line-break/>pote quum minimi nervi musculis inferantur, qui neque,<text:line-break/>dum vivit animal, in voluntariis functionibus moveri, quem-<text:line-break/>admodum musculi, apparent, imo neque in mort<text:span text:style-name="Default_20_Paragraph_20_Font"><text:span text:style-name="T3">u</text:span></text:span>o, si<text:line-break/>nostris manibus trahamus musculos, sicut illi articulorum</text:p>
      <text:p text:style-name="P1">offa trahere cernuntur. Atqui inde, quod singuli musculi<text:line-break/>moventur, prout voluntas fuerit, non est credibile, semen.<text:line-break/>perinde ac miracula fuisse constructum , ignorare autem<text:line-break/>ipsum, neque, quid agat, prorsus intelligere. Nam eorum<text:line-break/>orasse, qui animam suum sibi corpus formare dicunt, ex<text:line-break/>quibu<text:span text:style-name="Default_20_Paragraph_20_Font"><text:span text:style-name="T3">s</text:span></text:span>dam apparentibus probabiliter consirmata , hinc<text:line-break/>controversiam obtinet. Etenim stabilit ipsam singularum<text:line-break/>corporis partium usus, qui, simul dum etiam generantur,<text:line-break/>inesse animalibus ipsis videtur: unumquodque enim ani-<text:line-break/>mal cernimus ea praecipue parte, quae aliis praestat,<text:line-break/>se<text:span text:style-name="Default_20_Paragraph_20_Font"><text:span text:style-name="T3">s</text:span></text:span>e defendere; vitulum sane cornu petere prius etiam,<text:line-break/>quam cornua produxerit; pullum equinum calcitrare non-<text:line-break/>dum <text:span text:style-name="Default_20_Paragraph_20_Font"><text:span text:style-name="T3">s</text:span></text:span>olidis ungulis; sicut catulum quoque, licet dentes<text:line-break/>non validos habeat , morsu aggredi ; volucres volare co-<text:line-break/>nari, etsi non possint. Haec omnia videntur significare,<text:line-break/>animam, quae partibus his utitur, ipsarum usum cogno-<text:line-break/>fcere, quasi ipsa eas fabricarit, non ab alio fabricatis uta-<text:line-break/>tur. Sed cur, ubi partem aliquam movere Volue<text:span text:style-name="Default_20_Paragraph_20_Font"><text:span text:style-name="T3">r</text:span></text:span>imus</text:p>
      <text:p text:style-name="P1">quocunque modo, ea statim moveatur, licet moventem<text:line-break/>musculum non agnoscamus , longe difficillimum est ; vix<text:line-break/>enim ex disseclione anatomicis propria uninscuiusque<text:line-break/>mufculi functio inventa est. Ob quod nonnulli existima-<text:line-break/><text:span text:style-name="Default_20_Paragraph_20_Font"><text:span text:style-name="T3">x</text:span></text:span>unt, aliam esse animam, quae unamquamque partem<text:line-break/>construxiflet, aliam, quae ad voluntarias functiones inci-<text:line-break/>taret; atque hac ratione videtur adhuc in animalium cor-<text:line-break/>poribus permanere ea, quae partes effingit; non enim fieri<text:line-break/>potest, ut ea, quae nunc adest, convenienter singulis uta-<text:line-break/>tur, ea vero, quae est fabricata, abierit. Itaque oratio de<text:line-break/>anima hac , quae partes conformarit, omnino incerta est<text:line-break/>minimeque probari potest; unum illud saltem manifeste<text:line-break/>indicare mihi videtur, scilicet opificis, qui nos condidit,<text:line-break/>artificium; quod nemo, qui modo libero animo rem per-<text:line-break/>pendat, reserre in irrationalem fortunam potest. Nam<text:line-break/>quum in animalis corpore musculi <text:span text:style-name="Default_20_Paragraph_20_Font"><text:span text:style-name="T3">s</text:span></text:span>unt multo plures quam<text:line-break/>trecenti illi , qui pro voluntate partes movent, unufquif-<text:line-break/>qua ex ipsis et formam, et magnitudinem, et caput, et</text:p>
      <text:p text:style-name="P1">finem, et situm admodum convenientem habet; nervus^<text:line-break/>que ac vena et arteria tam apte pro musculi magnitu-<text:line-break/>dine et loco inseruntur^ ut nullum ex iis , quum tam<text:line-break/>multa sint, reprehendi. possit ; id quod in^I.ibris de ufu<text:line-break/>partium demonstratum est. Attamen, si trecentarum par-<text:line-break/>Hum structurae, singulae decem scopes obtinentes, in to-<text:line-break/>tum sint absolutae, ad trium millium numerum omnes<text:line-break/>evadent; et nondum tamen, id quod maxime mirandum<text:line-break/><text:span text:style-name="Default_20_Paragraph_20_Font"><text:span text:style-name="T1">in </text:span></text:span>harum fabricatione est, diximus, aequales prorsus esse<text:line-break/><text:span text:style-name="Default_20_Paragraph_20_Font"><text:span text:style-name="T1">in </text:span></text:span>sinistris partibus musculos iis, qui in dextris fi<text:span text:style-name="Default_20_Paragraph_20_Font"><text:span text:style-name="T3">u</text:span></text:span>It, ar-<text:line-break/>terris item arterias, venis venas) ac I nervis nervos, ut<text:line-break/>tria millia scop<text:span text:style-name="Default_20_Paragraph_20_Font"><text:span text:style-name="T3">a</text:span></text:span>rum duplicanda jam sint. ldem est in<text:line-break/>ossibus , quae plura quam ducenta numerantur. Etenim et<text:line-break/>horum singulorum scopi quum sint longe plures quam<text:line-break/>decem, constat, si duplicenlur, plura quam millia quatuor<text:line-break/>fore. Eadem ars in visceribus omnibus et demum omni-<text:line-break/>bus. partibus spectari potest; ut, siquis scop<text:span text:style-name="Default_20_Paragraph_20_Font"><text:span text:style-name="T3">a</text:span></text:span>s uniusculuf-<text:line-break/>que structurae numerare velit, numerus omnium integre</text:p>
      <text:p text:style-name="P3">absolutorum, in dena millia, non millia, redigatur, quos<text:line-break/>ego nequaquam, ut dixi, nisi a sapientissimo ac poten-<text:line-break/>tillimo opifice factos esse crediderim. Quis autem hic sit,<text:line-break/>sperabam me prius a philosophis esse auditurum , qui de<text:line-break/>mundo rerum que universarum generatione pronunciant;<text:line-break/>multo enim facilius, quomodo corpus constructum sit, nofci<text:line-break/>existimabam- Sed quum uni horum, qui primus obtigisset, -<text:line-break/>discipulum me tradidissem, speraremque ab eo de- i<text:line-break/>monstrationes, quemadmodum in Geometria didiceram,<text:line-break/>auditurum me esse,<text:tab/>cognovissem que eum non Illo-</text:p>
      <text:p text:style-name="Normal">do non geometricas (<text:span text:style-name="Default_20_Paragraph_20_Font"><text:span text:style-name="T3">lineares</text:span></text:span>) demonstrationes, fed ne<text:line-break/>orator<text:span text:style-name="Default_20_Paragraph_20_Font"><text:span text:style-name="T3">i</text:span></text:span>as quidem argumentationes callere , ad alium me<text:line-break/>contuli, qui etiam ipsie ex propriis argumentis contraria<text:line-break/>iis, quae a priori audiveram, pronunciabat ; quumque et<text:line-break/>tertio et quarto fuissem expertus, nuliius rei (ut dixi)<text:line-break/>polui inculpatam aliquam demonstrationem audire. Quam-<text:line-break/>obrem maximo dolore affectus mecum ipfe coepi inve-<text:line-break/>fugare, an aliquam de structura animalium validam ra-L<text:line-break/>tionem possem invenire <text:span text:style-name="Default_20_Paragraph_20_Font"><text:span text:style-name="T5">γ</text:span></text:span><text:span text:style-name="Default_20_Paragraph_20_Font"><text:span text:style-name="T6"> </text:span></text:span>ac nullam deinde inveni; id</text:p>
      <text:p text:style-name="P1">quod hoc in libro fateor ingenue, peritos hac in re phi-<text:line-break/>lofophos hortatus , ut, si quid titulo ipsorum dignum inve-<text:line-break/>nerint, nobis id velint sine invidia communicare. Nam<text:line-break/>quum puerulos videamus sonare, quaecunque eos jusserI-<text:line-break/>mus, verbi causa smyrnam, <text:span text:style-name="Default_20_Paragraph_20_Font"><text:span text:style-name="T3">s</text:span></text:span>calpeHum, smegma, neque<text:line-break/>tamen musculos , qui linguam commode, ut haec vox exi-<text:line-break/>git, movent, multo minus etiam nervos cognoscere , m axi-<text:line-break/>me probabile existimo esse, ilium, qui linguam nostram<text:line-break/>finxit, quicunque is fuerit, vel ipfum adhuc in formatis<text:line-break/>partibus permanere , vel partes ipfas animantia constituisse,<text:line-break/>quae voluntatem principis parsis animae nostrae cogno-<text:line-break/>fcerenI. Sed quum hinc sequi videam, aliam esse prin-<text:line-break/>cipis partis nostri animam , aliam, quae in singulis partibus<text:line-break/>est, vel prorsus unam esse communem, quae omnia gu-<text:line-break/>bernet, adeo dubius haesito, ut ne vel quod fieri possit<text:line-break/>intelligam , tantum abest, ut rectam cognitionem aliquam<text:line-break/>de artifice, qui nos finxit, habeam. Quum edim audio,<text:line-break/>quosdam philosophos dicere, materiam animatam, quae ab</text:p>
      <text:p text:style-name="P1">aeterno est, in ideas respiciendo fe ipsam exornare, ma-<text:line-break/>gis adhuc inteliigo, unam oportere esse animam, quae et<text:line-break/>nos formet, et quae singulis particulis nunc utatur. Huic..<text:line-break/>autem opinioni adversatur, quod, quae nos regit anima,.<text:line-break/>appetitionibus ipsius inservientes partes ignoreI. Nam qui<text:line-break/>de elementaribus vocibus scribere aggressi funt, eo. pro-.<text:line-break/>cessere, ut definierint, aliam firmata lingua ad dentes, qui .<text:line-break/>incisorii vocantur, vel superioris vel inferioris m<text:span text:style-name="Default_20_Paragraph_20_Font"><text:span text:style-name="T7">axill</text:span></text:span>ae^<text:line-break/>aliam item ad palatum aut in aliquam aliam partem re-<text:line-break/>flexam fieri, quemadmodum etiam Spiritum , qui e gut-<text:line-break/>ture afcendit, interdum ad narium. foramina pervenire.<text:line-break/>inquiunt, interdum aperto ore efflari-, atque eum nunc.<text:line-break/>copiosum atque universum, nunc paucum ac , pausatim<text:line-break/>exire.. De musculis vero, qui motiones has praestant,<text:line-break/>nullus mentionem fecit; quando neque illi, qui ad .pluri-.<text:line-break/>mam dissectionis experientiam pervenerunt, certi aliquid<text:line-break/>invenerunt. Verum qui nihil horum invenerunt, neque</text:p>
      <text:p text:style-name="P1">penitus in vestigarunt, non unum modo, fed ferrem quan-<text:line-break/>dam enunciatorum connexam temere pronunciant; quo-<text:line-break/><text:span text:style-name="Default_20_Paragraph_20_Font"><text:span text:style-name="T1">rnm </text:span></text:span>primum, verbi causa, quod nec Tenso percipi, nec<text:line-break/>ratione inveniri potest, statuunt, nempe cor primum olli-<text:line-break/>nium generari; post hoc alterum, aliasque partes istud<text:line-break/>effingere; quasi, qui id fabricatus est, quicunque ille sit,<text:line-break/>perierit, neque amplius adsit. Postea quasi consiequens in-<text:line-break/>ferunt, gubernantem animae nostrae partem in corde<text:line-break/>constitui. Si autem imperans facultas inest, ciborum<text:line-break/>quoque, ut ajunt, potuum, venereorum et divitiarum<text:line-break/>appetentem inesse ; quin etiam irascibilem et contendentem,<text:line-break/>quorum sane nullum necessarium est, fed quum primo<text:line-break/>aspectu fieri posse nonnullis videatur, postea vero mul-<text:line-break/>tis evidentibus redarguitur. Prima quidem conformatio<text:line-break/>ad arterias, venas, chorion, jecur, non ad cor nos ducit,<text:line-break/>si et rationem; et ea, quae ex dissectione apparent, in<text:line-break/>judicium adhibeamus. Secunda deinde et tertia, sicut</text:p>
      <text:p text:style-name="P1">prius a nobis dictum est, et ad ea, quae, ubi in lucem<text:line-break/>editus est foetus, partim, quum prius neutiquam essent,<text:line-break/>adna<text:span text:style-name="Default_20_Paragraph_20_Font"><text:span text:style-name="T3">s</text:span></text:span>cuntur, parlim inchoata perficiuntur. Maxime vero<text:line-break/>admirari aliquis posset, quomodo natorum similitudo ad<text:line-break/>parentes efficiatur; videtur siquidem rur<text:span text:style-name="Default_20_Paragraph_20_Font"><text:span text:style-name="T3">s</text:span></text:span>us, quae corpus<text:line-break/>conformat anima, utpote in femine contenta, a parenti-<text:line-break/>bus in foetum pervenire: cujus quidem substantia quae-<text:line-break/>nam sit, dicere non possum, quum a quibusdam andive-<text:line-break/>rim, eam, quum incorporea sit, ut aiunt, simul cum fe-<text:line-break/>rnine ingredi , ipfo tanquam materia idonea ad formandum<text:line-break/>foetum utentem. Quidam ipsorum non materiam <text:span text:style-name="Default_20_Paragraph_20_Font"><text:span text:style-name="T3">, s</text:span></text:span>ed in-<text:line-break/>strumentum ipsius femen esse produnt, materiam enim<text:line-break/>esse matris <text:span text:style-name="Default_20_Paragraph_20_Font"><text:span text:style-name="T3">s</text:span></text:span>anguinem, quum nonnulli contraria penitus<text:line-break/>affirment. Videtur enim ipsis artifex esse semen, non-<text:line-break/>nullis sane totum, aliis sptritus in ipfo contentus. Sed<text:line-break/>de his fe<text:span text:style-name="Default_20_Paragraph_20_Font"><text:span text:style-name="T3">o</text:span></text:span>rlint quodam in libro a nobis scriptum est, ubi<text:line-break/>va, quae a Chrysippo in libris de anima dicuntur, consi-<text:line-break/>deramus, atque item in altero, ubi recensemus, in quibu<text:span text:style-name="Default_20_Paragraph_20_Font"><text:span text:style-name="T3">s</text:span></text:span></text:p>
      <text:p text:style-name="P1">Plato <text:span text:style-name="Default_20_Paragraph_20_Font"><text:span text:style-name="T3">p</text:span></text:span> quum de anima agit, a fe. ipfo dissentire videatur.<text:line-break/>Caeterum quum nullam, quod dixi, inveniam opinionem<text:line-break/>scientifice demonstratam, fateor, me de substantia animae<text:line-break/>dubitare, nec vel probabile. quippiam de ea quod asseram.<text:line-break/>habere. . Fateor itaque et de foetuum formatrice causa<text:line-break/>nihilo plus certi me serre. Nam fummam in horum con-,<text:line-break/>formatione et sapientiam et potentiam .video, neque pof-<text:line-break/>fum existimare, eam quae in foetu est animam, ab Ari-<text:line-break/>sto tele vegetantem, appetentem a Platone, a Stoicis me<text:line-break/>animam quidem prorsus, <text:span text:style-name="Default_20_Paragraph_20_Font"><text:span text:style-name="T3">s</text:span></text:span>ed naturam appellatam, foetum<text:line-break/>ipfum formare, ut quae non modo sapiens non sit, sed<text:line-break/>omni prorsus rasione careat ; . neque rursus ab hac opi-<text:line-break/>nione in totum possum ,reoedere , quum similitudinem,,<text:line-break/>quam filii habent cum parentibus, specto; aG post partum<text:line-break/>in reliqua vita <text:span text:style-name="Default_20_Paragraph_20_Font"><text:span text:style-name="T3">corpus nostrum</text:span></text:span> a rationali anima <text:span text:style-name="Default_20_Paragraph_20_Font"><text:span text:style-name="T3">disoen-<text:line-break/>furi</text:span></text:span> nego, quod ante dissectionem neque, partes corpoec<text:line-break/>ris, neque ip farum functiones cognoscamus. - Quum autem,<text:line-break/>quidam mihi ex Platonicis magistris diceret, animam,</text:p>
      <text:p text:style-name="P1">quae per totum mundum diffusa extensaque est,^ foetus<text:line-break/>formare , artem et potentiam ilia dignam existimavi;<text:line-break/>scorpiones autem, phalangia, muscas, culices, viperas,<text:line-break/>vermes, lumbricos, as<text:span text:style-name="Default_20_Paragraph_20_Font"><text:span text:style-name="T3">G</text:span></text:span>aridas, ab eadem fingi ac formari<text:line-break/>nunquam credidi, prope ad impietatem accedere hanc<text:line-break/>opinionem ratus; neque esiam materiae animam tantum<text:line-break/>artificii adeptam esse rationi consentaneum videtur.<text:line-break/>Tantum igitur hoc de causa animalium formatrice pro-<text:line-break/>nunciare me posse confido, quod et ars et sapientia in<text:line-break/>ea sit maxima, sicut et quod, posteaquam formatum cor-<text:line-break/>pus fuerit universum, per totam vitam tribus motuum<text:line-break/>principiis, ex cerebro per nervos et musculos, ex corde<text:line-break/>per arterias; ex Iecore per venas, gubernetur- Ex quibus<text:line-break/>autem principiis, quod manifeste non an<text:span text:style-name="Default_20_Paragraph_20_Font"><text:span text:style-name="T3">i</text:span></text:span>us sim statuere,<text:line-break/>quum aliis in libris declaravi , tum in eo praecipue , qui<text:line-break/>est de animae speciebus, animae substantiam nusquam<text:line-break/>au<text:span text:style-name="Default_20_Paragraph_20_Font"><text:span text:style-name="T3">i</text:span></text:span>us definire. Neque enim, an corporea sit anima</text:p>
      <text:p text:style-name="P7">omnino, an incorporea, aetemane prorsus, an corruptioni<text:line-break/>obnoxia , linearibus demonstrationibus ustum quempiam<text:line-break/>inveni, quemadmodum a nobis commentario de animae<text:line-break/>speciebus comprehensum es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Galeni opera omnia / vol. 4</dc:title>
    <dc:subject/>
    <meta:initial-creator>Galien</meta:initial-creator>
    <meta:creation-date>2023-01-09T09:04:00Z</meta:creation-date>
    <dc:date>2023-01-09T10:07:10.980000000</dc:date>
    <meta:editing-cycles>3</meta:editing-cycles>
    <meta:editing-duration>PT3M43S</meta:editing-duration>
    <meta:document-statistic meta:table-count="0" meta:image-count="0" meta:object-count="0" meta:page-count="51" meta:paragraph-count="64" meta:word-count="7194" meta:character-count="48834" meta:non-whitespace-character-count="41698"/>
    <meta:template xlink:type="simple" xlink:actuate="onRequest" xlink:title="" xlink:href="Normal.dotm"/>
  </office:meta>
</office:document-meta>
</file>